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Noto Kufi Arabic" svg:font-family="'Noto Kufi Arab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0ccbd6" officeooo:paragraph-rsid="000ccbd6"/>
    </style:style>
    <style:style style:name="P2" style:family="paragraph" style:parent-style-name="Standard">
      <style:text-properties officeooo:paragraph-rsid="000ccbd6"/>
    </style:style>
    <style:style style:name="P3" style:family="paragraph" style:parent-style-name="Standard">
      <style:text-properties officeooo:rsid="000ccbd6" officeooo:paragraph-rsid="000ccbd6"/>
    </style:style>
    <style:style style:name="T1" style:family="text">
      <style:text-properties officeooo:rsid="000ccb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bd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rem ipsum dolor sit ame<text:span text:style-name="T2">t, consectetur</text:span> adipiscing elit, sed do eiusmod tempor incididunt ut labore et dolore magna aliqua.</text:p>
      <text:p text:style-name="P2"><text:span text:style-name="T1">Lorem ipsum dolor sit amet, consectetur adipiscing elit, sed do eiusmod tempor incididunt</text:span>Hello<text:span text:style-name="T1">Lorem ipsum dolor sit amet, consectetur adipiscing elit, sed do ei</text:span><text:span text:style-name="T3">usmod t</text:span><text:span text:style-name="T1">empor incididunt ut labore et dolore magna aliqua.</text:span></text:p>
      <text:p text:style-name="P1">Lorem ipsum dolor sit amet, consectetur adipiscing elit, sed do eiusmod tempor incididunt ut labore et dolore magna aliqua.</text:p>
      <text:p text:style-name="P1">Lorem ipsum dolor sit amet, consectetur adi<text:span text:style-name="T2">piscin</text:span>g elit, sed do eiusmod tempor incididunt ut labore et dolore magna aliqua.</text:p>
      <text:p text:style-name="P1">Lorem ipsum dolor sit amet, consectetur adipiscing elit, sed do eiu<text:span text:style-name="T2">smod</text:span> tempor incididunt ut labore et dolore magna aliqua.</text:p>
      <text:p text:style-name="P1">Lorem ipsum dolor sit amet, consectetur adipiscing elit, sed do eiusmod tempor incididunt ut labore et dolore magna aliqua.</text:p>
      <text:p text:style-name="P1">Lorem ipsum dolor sit amet, c<text:span text:style-name="T2">onsectetur</text:span> adipiscing elit, sed do eiu<text:span text:style-name="T2">smod </text:span>tempor incididunt ut labore et dolore magna aliqua.</text:p>
      <text:p text:style-name="P1">Lo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Noto Kufi Arabic" svg:font-family="'Noto Kufi Arab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font-name-asian="Segoe UI" style:font-size-asian="12pt" style:language-asian="zh" style:country-asian="CN" style:font-name-complex="Noto Kufi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libri" fo:font-size="12pt" fo:language="en" fo:country="US" style:font-name-asian="Segoe UI" style:font-size-asian="12pt" style:language-asian="zh" style:country-asian="CN" style:font-name-complex="Noto Kufi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6:10:22.292868747</meta:creation-date>
    <dc:date>2024-12-20T08:22:31.050848747</dc:date>
    <meta:editing-duration>PT59S</meta:editing-duration>
    <meta:editing-cycles>4</meta:editing-cycles>
    <meta:generator>Collabora_OfficeDev/24.04.7.3$Linux_X86_64 LibreOffice_project/aa40ffe1d544cbd3f43f8221252e831f42b1352b</meta:generator>
    <meta:print-date>2024-12-20T08:21:48.644158271</meta:print-date>
    <meta:printed-by>PDF files</meta:printed-by>
    <meta:document-statistic meta:table-count="0" meta:image-count="0" meta:object-count="0" meta:page-count="1" meta:paragraph-count="8" meta:word-count="146" meta:character-count="959" meta:non-whitespace-character-count="821"/>
  </office:meta>
</office:document-meta>
</file>